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settings.xml" manifest:media-type="text/xml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layout-cache" manifest:media-type="application/binary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break-before="page"/>
      <style:text-properties style:use-window-font-color="true" style:text-outline="false" style:text-line-through-style="none" style:font-name="Liberation Sans" fo:font-size="12pt" fo:letter-spacing="normal" fo:font-style="normal" fo:text-shadow="none" style:text-underline-style="none" fo:font-weight="normal" style:font-name-asian="Liberation Sans" style:font-size-asian="12pt" style:font-style-asian="normal" style:font-weight-asian="normal" style:font-name-complex="Liberation Sans" style:font-size-complex="12pt" style:font-style-complex="normal" style:font-weight-complex="normal" style:text-emphasize="none" style:text-overline-style="none" style:text-overline-color="font-color"/>
    </style:style>
    <style:style style:name="fr1" style:family="graphic" style:parent-style-name="OLE">
      <style:graphic-properties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ROLL-FLAT-NORMAL-NORMAL-DS45-FORK. Prints: ILIA</text:p>
      <text:p text:style-name="Standard">DOCUMENT NUMBER: 001</text:p>
      <text:p text:style-name="Standard"/>
      <text:p text:style-name="Standard"><draw:frame draw:style-name="fr1" draw:name="Объект1" text:anchor-type="paragraph" svg:width="16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Объект2" text:anchor-type="paragraph" svg:width="16cm" svg:height="8.999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Standard"><draw:frame draw:style-name="fr1" draw:name="Объект3" text:anchor-type="paragraph" svg:width="16cm" svg:height="8.99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<draw:frame draw:style-name="fr1" draw:name="Объект4" text:anchor-type="paragraph" svg:width="16cm" svg:height="8.999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Standard"><draw:frame draw:style-name="fr1" draw:name="Объект5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Объект6" text:anchor-type="paragraph" svg:width="16cm" svg:height="8.999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Standard"><draw:frame draw:style-name="fr1" draw:name="Объект7" text:anchor-type="paragraph" svg:width="16cm" svg:height="8.999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draw:frame draw:style-name="fr1" draw:name="Объект8" text:anchor-type="paragraph" svg:width="16cm" svg:height="8.999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Standard"><draw:frame draw:style-name="fr1" draw:name="Объект9" text:anchor-type="paragraph" svg:width="16cm" svg:height="8.99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Объект10" text:anchor-type="paragraph" svg:width="16cm" svg:height="8.99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FRR+ROLL-FLAT-NORMAL-NORMAL-DS45-DS45</text:p>
      <text:p text:style-name="Standard"/>
      <text:p text:style-name="Standard"><draw:frame draw:style-name="fr1" draw:name="Объект11" text:anchor-type="paragraph" svg:width="16cm" svg:height="8.999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Standard"><draw:frame draw:style-name="fr1" draw:name="Объект12" text:anchor-type="paragraph" svg:width="16cm" svg:height="8.999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1"/>
      <text:p text:style-name="Standard"><draw:frame draw:style-name="fr1" draw:name="Объект13" text:anchor-type="paragraph" svg:width="16cm" svg:height="8.99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><draw:frame draw:style-name="fr1" draw:name="Объект14" text:anchor-type="paragraph" svg:width="16cm" svg:height="8.999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"/>
      <text:p text:style-name="Standard"><draw:frame draw:style-name="fr1" draw:name="Объект15" text:anchor-type="paragraph" svg:width="16cm" svg:height="8.99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><draw:frame draw:style-name="fr1" draw:name="Объект16" text:anchor-type="paragraph" svg:width="16cm" svg:height="8.999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1"/>
      <text:p text:style-name="Standard"><draw:frame draw:style-name="fr1" draw:name="Объект17" text:anchor-type="paragraph" svg:width="16cm" svg:height="8.999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Standard"><draw:frame draw:style-name="fr1" draw:name="Объект18" text:anchor-type="paragraph" svg:width="16cm" svg:height="8.999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1"/>
      <text:p text:style-name="Standard"><draw:frame draw:style-name="fr1" draw:name="Объект19" text:anchor-type="paragraph" svg:width="16cm" svg:height="8.999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Standard"><draw:frame draw:style-name="fr1" draw:name="Объект20" text:anchor-type="paragraph" svg:width="16cm" svg:height="8.999cm" draw:z-index="19"><draw:object xlink:href="./Object 20" xlink:type="simple" xlink:show="embed" xlink:actuate="onLoad"/><draw:image xlink:href="./ObjectReplacements/Object 20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iner </meta:initial-creator>
    <meta:creation-date>2014-03-06T11:27:03</meta:creation-date>
    <dc:date>2014-03-06T11:31:15</dc:date>
    <dc:creator>Reiner </dc:creator>
    <meta:editing-duration>PT3M11S</meta:editing-duration>
    <meta:editing-cycles>10</meta:editing-cycles>
    <meta:generator>LibreOffice/3.5$Linux_x86 LibreOffice_project/350m1$Build-2</meta:generator>
    <meta:document-statistic meta:table-count="0" meta:image-count="0" meta:object-count="20" meta:page-count="10" meta:paragraph-count="3" meta:word-count="7" meta:character-count="104" meta:non-whitespace-character-count="10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96cm" svg:y="0.315cm" chart:style-name="ch2">
          <text:p>FRR LEFTINDEX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16">
                <text:p>0.001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76">
                <text:p>0.03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932">
                <text:p>0.09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31cm" svg:y="0.315cm" chart:style-name="ch2">
          <text:p>FRR RIGHTTHUMB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16">
                <text:p>0.0316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92">
                <text:p>0.099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84">
                <text:p>0.18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97cm" svg:y="0.316cm" chart:style-name="ch2">
          <text:p>FRR LEF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65">
                <text:p>0.006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FRR LEF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39">
                <text:p>0.013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5">
                <text:p>0.0265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453">
                <text:p>0.0453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38cm" svg:y="0.316cm" chart:style-name="ch2">
          <text:p>FRR LEF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41">
                <text:p>0.0041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316cm" svg:y="0.316cm" chart:style-name="ch2">
          <text:p>FRR LEF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12">
                <text:p>0.0212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91cm" svg:y="0.316cm" chart:style-name="ch2">
          <text:p>FRR LEF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399cm" svg:width="9.588cm" svg:height="4.793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531">
                <text:p>0.0531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55">
                <text:p>0.135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457">
                <text:p>0.2457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3514">
                <text:p>0.3514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038cm" svg:y="0.316cm" chart:style-name="ch2">
          <text:p>FRR RIGHTINDEX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69">
                <text:p>0.0269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755">
                <text:p>0.075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99cm" svg:y="0.316cm" chart:style-name="ch2">
          <text:p>FRR RIGHTLITT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45">
                <text:p>0.0045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224">
                <text:p>0.022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502">
                <text:p>0.0502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879cm" svg:y="0.316cm" chart:style-name="ch2">
          <text:p>FRR RIGHTMIDDLE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008">
                <text:p>0.0008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6.157cm" svg:y="0.316cm" chart:style-name="ch2">
          <text:p>FRR RIGHTRING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518cm" svg:width="9.588cm" svg:height="4.674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24">
                <text:p>0.002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41">
                <text:p>0.0041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098">
                <text:p>0.009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2">
                <text:p>0.02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LEFTLITT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24">
                <text:p>0.032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904">
                <text:p>0.09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656">
                <text:p>0.16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line" chart:style-name="ch1">
        <chart:title svg:x="5.932cm" svg:y="0.316cm" chart:style-name="ch2">
          <text:p>FRR RIGHTTHUMB</text:p>
        </chart:title>
        <chart:subtitle svg:x="4.398cm" svg:y="1.275cm" chart:style-name="ch3">
          <text:p>FRR+roll-flat-normal-normal-DS45-DS45</text:p>
        </chart:subtitle>
        <chart:legend chart:legend-position="end" svg:x="12.988cm" svg:y="4.201cm" style:legend-expansion="high" chart:style-name="ch4"/>
        <chart:plot-area chart:style-name="ch5" chart:data-source-has-labels="both" svg:x="1.331cm" svg:y="2.318cm" svg:width="11.018cm" svg:height="5.521cm">
          <chartooo:coordinate-region svg:x="2.243cm" svg:y="2.447cm" svg:width="9.588cm" svg:height="4.745cm"/>
          <chart:axis chart:dimension="x" chart:name="primary-x" chart:style-name="ch6" chartooo:axis-type="auto">
            <chartooo:date-scale/>
            <chart:title svg:x="6.333cm" svg:y="8.019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3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469">
                <text:p>0.0469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335">
                <text:p>0.1335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171">
                <text:p>0.2171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988">
                <text:p>0.298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LEFTMIDD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493cm" svg:y="2.211cm" svg:width="11.015cm" svg:height="5.518cm">
          <chartooo:coordinate-region svg:x="2.405cm" svg:y="2.41cm" svg:width="9.585cm" svg:height="4.672cm"/>
          <chart:axis chart:dimension="x" chart:name="primary-x" chart:style-name="ch6" chartooo:axis-type="auto">
            <chartooo:date-scale/>
            <chart:title svg:x="6.493cm" svg:y="7.90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614cm" svg:y="5.755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404">
                <text:p>0.0404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76">
                <text:p>0.107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352">
                <text:p>0.23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315cm" svg:y="0.315cm" chart:style-name="ch2">
          <text:p>FRR LEFTRING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314cm" svg:width="9.59cm" svg:height="4.8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04">
                <text:p>0.010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92">
                <text:p>0.09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2564">
                <text:p>0.256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4748">
                <text:p>0.474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9cm" svg:y="0.315cm" chart:style-name="ch2">
          <text:p>FRR LEFTTHUMB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057cm" svg:y="2.514cm" svg:width="9.775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6">
            <chart:title svg:x="0.451cm" svg:y="5.861cm" chart:style-name="ch9">
              <text:p>Значение</text:p>
            </chart:title>
            <chart:grid chart:style-name="ch8" chart:class="major"/>
          </chart:axis>
          <chart:series chart:style-name="ch10" chart:values-cell-range-address="local-table.$B$2:.$B$5" chart:label-cell-address="local-table.$B$1" chart:class="chart:line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288">
                <text:p>0.288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7056">
                <text:p>0.705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8072">
                <text:p>0.807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6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037cm" svg:y="0.315cm" chart:style-name="ch2">
          <text:p>FRR RIGHTINDEX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3cm" svg:width="9.5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496">
                <text:p>0.0496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1612">
                <text:p>0.161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3228">
                <text:p>0.322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5052">
                <text:p>0.505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998cm" svg:y="0.315cm" chart:style-name="ch2">
          <text:p>FRR RIGHTLITT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0892">
                <text:p>0.08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3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5.878cm" svg:y="0.315cm" chart:style-name="ch2">
          <text:p>FRR RIGHTMIDDLE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3cm" svg:width="9.59cm" svg:height="4.679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132">
                <text:p>0.0132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352">
                <text:p>0.0352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1004">
                <text:p>0.1004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21">
                <text:p>0.2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0.2" chart:interval-major="0.005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156cm" svg:y="0.315cm" chart:style-name="ch2">
          <text:p>FRR RIGHTRING</text:p>
        </chart:title>
        <chart:subtitle svg:x="4.33cm" svg:y="1.273cm" chart:style-name="ch3">
          <text:p>FRR+roll-flat-normal-normal-DS45-FORK</text:p>
        </chart:subtitle>
        <chart:legend chart:legend-position="end" svg:x="12.987cm" svg:y="4.2cm" style:legend-expansion="high" chart:style-name="ch4"/>
        <chart:plot-area chart:style-name="ch5" chart:data-source-has-labels="both" svg:x="1.33cm" svg:y="2.314cm" svg:width="11.02cm" svg:height="5.525cm">
          <chartooo:coordinate-region svg:x="2.242cm" svg:y="2.514cm" svg:width="9.59cm" svg:height="4.678cm"/>
          <chart:axis chart:dimension="x" chart:name="primary-x" chart:style-name="ch6" chartooo:axis-type="auto">
            <chartooo:date-scale/>
            <chart:title svg:x="6.333cm" svg:y="8.018cm" chart:style-name="ch7">
              <text:p>Порог</text:p>
            </chart:title>
            <chart:categories table:cell-range-address="local-table.$A$2:.$A$5"/>
            <chart:grid chart:style-name="ch8" chart:class="major"/>
          </chart:axis>
          <chart:axis chart:dimension="y" chart:name="primary-y" chart:style-name="ch9">
            <chart:title svg:x="0.451cm" svg:y="5.861cm" chart:style-name="ch10">
              <text:p>Значение</text:p>
            </chart:title>
            <chart:grid chart:style-name="ch8" chart:class="major"/>
          </chart:axis>
          <chart:series chart:style-name="ch11" chart:values-cell-range-address="local-table.$B$2:.$B$5" chart:label-cell-address="local-table.$B$1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РЕДНЕЕ</text:p>
              </table:table-cell>
            </table:table-row>
          </table:table-header-rows>
          <table:table-rows>
            <table:table-row>
              <table:table-cell office:value-type="string">
                <text:p>0.9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0.99</text:p>
              </table:table-cell>
              <table:table-cell office:value-type="float" office:value="0.0168">
                <text:p>0.0168</text:p>
              </table:table-cell>
            </table:table-row>
            <table:table-row>
              <table:table-cell office:value-type="string">
                <text:p>0.999</text:p>
              </table:table-cell>
              <table:table-cell office:value-type="float" office:value="0.0696">
                <text:p>0.0696</text:p>
              </table:table-cell>
            </table:table-row>
            <table:table-row>
              <table:table-cell office:value-type="string">
                <text:p>0.9999</text:p>
              </table:table-cell>
              <table:table-cell office:value-type="float" office:value="0.1532">
                <text:p>0.153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